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Robot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Roboto"/>
    </style:style>
    <style:style style:name="ce3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mm"/>
      <style:text-properties style:font-name="Robot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 table:number-columns-spanned="8" table:number-rows-spanned="1">
            <text:p>Black Yeti Specs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L1 (GB/s)</text:p>
          </table:table-cell>
          <table:table-cell office:value-type="string" calcext:value-type="string">
            <text:p>L2 (GB/s)</text:p>
          </table:table-cell>
          <table:table-cell office:value-type="string" calcext:value-type="string">
            <text:p>L3 (GB/s)</text:p>
          </table:table-cell>
          <table:table-cell office:value-type="string" calcext:value-type="string">
            <text:p>DRAM (GB/s)</text:p>
          </table:table-cell>
          <table:table-cell office:value-type="string" calcext:value-type="string">
            <text:p>SCALAR-ADD</text:p>
          </table:table-cell>
          <table:table-cell office:value-type="string" calcext:value-type="string">
            <text:p>SP-VECTOR-ADD</text:p>
          </table:table-cell>
          <table:table-cell office:value-type="string" calcext:value-type="string">
            <text:p>SP-VECTOR-FMA</text:p>
          </table:table-cell>
        </table:table-row>
        <table:table-row table:style-name="ro1">
          <table:table-cell office:value-type="string" calcext:value-type="string">
            <text:p>ORDER N1</text:p>
          </table:table-cell>
          <table:table-cell office:value-type="float" office:value="426.57" calcext:value-type="float">
            <text:p>426,57</text:p>
          </table:table-cell>
          <table:table-cell office:value-type="float" office:value="138.39" calcext:value-type="float">
            <text:p>138,39</text:p>
          </table:table-cell>
          <table:table-cell office:value-type="float" office:value="69.75" calcext:value-type="float">
            <text:p>69,75</text:p>
          </table:table-cell>
          <table:table-cell office:value-type="float" office:value="23.34" calcext:value-type="float">
            <text:p>23,34</text:p>
          </table:table-cell>
          <table:table-cell office:value-type="float" office:value="9.99" calcext:value-type="float">
            <text:p>9,99</text:p>
          </table:table-cell>
          <table:table-cell office:value-type="float" office:value="80.07" calcext:value-type="float">
            <text:p>80,07</text:p>
          </table:table-cell>
          <table:table-cell office:value-type="float" office:value="160.31" calcext:value-type="float">
            <text:p>160,31</text:p>
          </table:table-cell>
        </table:table-row>
        <table:table-row table:style-name="ro1">
          <table:table-cell office:value-type="string" calcext:value-type="string">
            <text:p>ORDER N2</text:p>
          </table:table-cell>
          <table:table-cell office:value-type="float" office:value="425.76" calcext:value-type="float">
            <text:p>425,76</text:p>
          </table:table-cell>
          <table:table-cell office:value-type="float" office:value="138.2" calcext:value-type="float">
            <text:p>138,2</text:p>
          </table:table-cell>
          <table:table-cell office:value-type="float" office:value="69.28" calcext:value-type="float">
            <text:p>69,28</text:p>
          </table:table-cell>
          <table:table-cell office:value-type="float" office:value="23.37" calcext:value-type="float">
            <text:p>23,37</text:p>
          </table:table-cell>
          <table:table-cell office:value-type="float" office:value="9.9" calcext:value-type="float">
            <text:p>9,9</text:p>
          </table:table-cell>
          <table:table-cell office:value-type="float" office:value="80.01" calcext:value-type="float">
            <text:p>80,01</text:p>
          </table:table-cell>
          <table:table-cell office:value-type="float" office:value="160.08" calcext:value-type="float">
            <text:p>160,08</text:p>
          </table:table-cell>
        </table:table-row>
        <table:table-row table:style-name="ro1">
          <table:table-cell office:value-type="string" calcext:value-type="string">
            <text:p>ORDER N3</text:p>
          </table:table-cell>
          <table:table-cell office:value-type="float" office:value="427.04" calcext:value-type="float">
            <text:p>427,04</text:p>
          </table:table-cell>
          <table:table-cell office:value-type="float" office:value="138.82" calcext:value-type="float">
            <text:p>138,82</text:p>
          </table:table-cell>
          <table:table-cell office:value-type="float" office:value="70.18" calcext:value-type="float">
            <text:p>70,18</text:p>
          </table:table-cell>
          <table:table-cell office:value-type="float" office:value="22.99" calcext:value-type="float">
            <text:p>22,99</text:p>
          </table:table-cell>
          <table:table-cell office:value-type="float" office:value="10.01" calcext:value-type="float">
            <text:p>10,01</text:p>
          </table:table-cell>
          <table:table-cell office:value-type="float" office:value="80.07" calcext:value-type="float">
            <text:p>80,07</text:p>
          </table:table-cell>
          <table:table-cell office:value-type="float" office:value="160.05" calcext:value-type="float">
            <text:p>160,05</text:p>
          </table:table-cell>
        </table:table-row>
        <table:table-row table:style-name="ro1">
          <table:table-cell office:value-type="string" calcext:value-type="string">
            <text:p>ORDER N4 </text:p>
          </table:table-cell>
          <table:table-cell office:value-type="float" office:value="426.29" calcext:value-type="float">
            <text:p>426,29</text:p>
          </table:table-cell>
          <table:table-cell office:value-type="float" office:value="139.49" calcext:value-type="float">
            <text:p>139,49</text:p>
          </table:table-cell>
          <table:table-cell office:value-type="float" office:value="68.94" calcext:value-type="float">
            <text:p>68,94</text:p>
          </table:table-cell>
          <table:table-cell office:value-type="float" office:value="23.41" calcext:value-type="float">
            <text:p>23,41</text:p>
          </table:table-cell>
          <table:table-cell office:value-type="float" office:value="9.93" calcext:value-type="float">
            <text:p>9,93</text:p>
          </table:table-cell>
          <table:table-cell office:value-type="float" office:value="80.11" calcext:value-type="float">
            <text:p>80,11</text:p>
          </table:table-cell>
          <table:table-cell office:value-type="float" office:value="160.08" calcext:value-type="float">
            <text:p>160,08</text:p>
          </table:table-cell>
        </table:table-row>
        <table:table-row table:style-name="ro1">
          <table:table-cell office:value-type="string" calcext:value-type="string">
            <text:p>ORDER N5</text:p>
          </table:table-cell>
          <table:table-cell office:value-type="float" office:value="420.33" calcext:value-type="float">
            <text:p>420,33</text:p>
          </table:table-cell>
          <table:table-cell office:value-type="float" office:value="139.31" calcext:value-type="float">
            <text:p>139,31</text:p>
          </table:table-cell>
          <table:table-cell office:value-type="float" office:value="70.74" calcext:value-type="float">
            <text:p>70,74</text:p>
          </table:table-cell>
          <table:table-cell office:value-type="float" office:value="24.19" calcext:value-type="float">
            <text:p>24,19</text:p>
          </table:table-cell>
          <table:table-cell office:value-type="float" office:value="10.02" calcext:value-type="float">
            <text:p>10,02</text:p>
          </table:table-cell>
          <table:table-cell office:value-type="float" office:value="74.4" calcext:value-type="float">
            <text:p>74,4</text:p>
          </table:table-cell>
          <table:table-cell office:value-type="float" office:value="160.01" calcext:value-type="float">
            <text:p>160,01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3" table:formula="of:=AVERAGE([.B3:.B7])" office:value-type="float" office:value="425.198" calcext:value-type="float">
            <text:p>425,20</text:p>
          </table:table-cell>
          <table:table-cell table:style-name="ce3" table:formula="of:=AVERAGE([.C3:.C7])" office:value-type="float" office:value="138.842" calcext:value-type="float">
            <text:p>138,84</text:p>
          </table:table-cell>
          <table:table-cell table:style-name="ce3" table:formula="of:=AVERAGE([.D3:.D7])" office:value-type="float" office:value="69.778" calcext:value-type="float">
            <text:p>69,78</text:p>
          </table:table-cell>
          <table:table-cell table:style-name="ce3" table:formula="of:=AVERAGE([.E3:.E7])" office:value-type="float" office:value="23.46" calcext:value-type="float">
            <text:p>23,46</text:p>
          </table:table-cell>
          <table:table-cell table:style-name="ce3" table:formula="of:=AVERAGE([.F3:.F7])" office:value-type="float" office:value="9.97" calcext:value-type="float">
            <text:p>9,97</text:p>
          </table:table-cell>
          <table:table-cell table:style-name="ce3" table:formula="of:=AVERAGE([.G3:.G7])" office:value-type="float" office:value="78.932" calcext:value-type="float">
            <text:p>78,93</text:p>
          </table:table-cell>
          <table:table-cell table:style-name="ce3" table:formula="of:=AVERAGE([.H3:.H7])" office:value-type="float" office:value="160.106" calcext:value-type="float">
            <text:p>160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0:12:06.358263287</meta:creation-date>
    <meta:generator>LibreOffice/6.0.7.3$Linux_X86_64 LibreOffice_project/00m0$Build-3</meta:generator>
    <dc:date>2022-01-12T10:13:10.256542651</dc:date>
    <meta:editing-duration>PT1M4S</meta:editing-duration>
    <meta:editing-cycles>1</meta:editing-cycles>
    <meta:document-statistic meta:table-count="1" meta:cell-count="56" meta:object-count="0"/>
  </office:meta>
</office:document-meta>
</file>